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3">
      <style:graphic-properties draw:fill="none" draw:stroke="solid" svg:stroke-width="0.02431in" svg:stroke-color="#000000" svg:stroke-opacity="100%" draw:stroke-linejoin="miter" svg:stroke-linecap="butt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draw:fill="none" draw:stroke="solid" svg:stroke-width="0.02431in" svg:stroke-color="#000000" svg:stroke-opacity="100%" draw:stroke-linejoin="miter" svg:stroke-linecap="but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>
      <style:graphic-properties draw:fill="none" draw:stroke="solid" svg:stroke-width="0.02431in" svg:stroke-color="#000000" svg:stroke-opacity="100%" draw:stroke-linejoin="miter" svg:stroke-linecap="but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4">
      <style:graphic-properties draw:fill="none" draw:stroke="solid" svg:stroke-width="0.02431in" svg:stroke-color="#000000" svg:stroke-opacity="100%" draw:stroke-linejoin="miter" svg:stroke-linecap="but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4">
      <style:graphic-properties draw:fill="none" draw:stroke="solid" svg:stroke-width="0.02431in" svg:stroke-color="#000000" svg:stroke-opacity="100%" draw:stroke-linejoin="miter" svg:stroke-linecap="butt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59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4">
      <style:graphic-properties draw:fill="none" draw:stroke="solid" svg:stroke-width="0.02431in" svg:stroke-color="#000000" draw:marker-end="a543" svg:stroke-opacity="100%" draw:stroke-linejoin="miter" svg:stroke-linecap="butt"/>
    </style:style>
    <style:style style:family="graphic" style:name="a546">
      <style:graphic-properties draw:fill="none" draw:stroke="solid" svg:stroke-width="0.02431in" svg:stroke-color="#000000" draw:marker-end="a545" svg:stroke-opacity="100%" draw:stroke-linejoin="miter" svg:stroke-linecap="but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5.10743in" svg:y="2.09116in" svg:width="2.05224in" svg:height="0.4632in" draw:id="id63" draw:style-name="a359" draw:name="Rectangle: Rounded Corners 49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64" draw:style-name="a364" draw:name="TextBox 51" svg:x="5.10959in" svg:y="2.14598in" svg:width="1.14014in" svg:height="0.63952in">
          <draw:text-box>
            <text:p text:style-name="a361" text:class-names="" text:cond-style-name=""><text:span text:style-name="a360" text:class-names="">Mojito</text:span></text:p>
            <text:p text:style-name="a363" text:class-names="" text:cond-style-name=""><text:span text:style-name="a362" text:class-names=""/></text:p>
          </draw:text-box>
          <svg:title/>
          <svg:desc/>
        </draw:frame>
        <draw:custom-shape svg:x="9.47778in" svg:y="2.09398in" svg:width="3.34445in" svg:height="1.3127in" draw:id="id65" draw:style-name="a367" draw:name="Rectangle: Rounded Corners 86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9563in" svg:y="6.09205in" svg:width="0.93638in" svg:height="0.28205in" draw:id="id66" draw:style-name="a370" draw:name="Rectangle: Rounded Corners 32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19896in" svg:y="0.34414in" svg:width="3.92381in" svg:height="7.03809in" draw:id="id67" draw:style-name="a373" draw:name="Rectangle: Rounded Corners 3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33637in" svg:y1="1.30476in" svg:x2="4.26018in" svg:y2="1.30476in" draw:id="id68" draw:style-name="a374" draw:name="Straight Connector 6">
          <svg:title/>
          <svg:desc/>
        </draw:connector>
        <draw:custom-shape svg:x="0.68736in" svg:y="2.00659in" svg:width="2.94465in" svg:height="0.50105in" draw:id="id69" draw:style-name="a377" draw:name="Rectangle: Rounded Corners 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0" draw:style-name="a380" draw:name="TextBox 10" svg:x="0.62963in" svg:y="2.59902in" svg:width="2.43386in" svg:height="0.37025in">
          <draw:text-box>
            <text:p text:style-name="a379" text:class-names="" text:cond-style-name=""><text:span text:style-name="a378" text:class-names="">Including shopping?</text:span></text:p>
          </draw:text-box>
          <svg:title/>
          <svg:desc/>
        </draw:frame>
        <draw:custom-shape svg:x="3.08042in" svg:y="2.64017in" svg:width="0.53439in" svg:height="0.28205in" draw:id="id71" draw:style-name="a383" draw:name="Rectangle: Rounded Corners 11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2" draw:style-name="a386" draw:name="TextBox 12" svg:x="3.02513in" svg:y="2.58355in" svg:width="0.65979in" svg:height="0.40391in">
          <draw:text-box>
            <text:p text:style-name="a385" text:class-names="" text:cond-style-name=""><text:span text:style-name="a384" text:class-names="">Add</text:span></text:p>
          </draw:text-box>
          <svg:title/>
          <svg:desc/>
        </draw:frame>
        <draw:custom-shape svg:x="2.69563in" svg:y="2.63997in" svg:width="0.27209in" svg:height="0.2852in" draw:id="id73" draw:style-name="a389" draw:name="Rectangle: Rounded Corners 14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4" draw:style-name="a392" draw:name="TextBox 16" svg:x="0.65132in" svg:y="1.60593in" svg:width="2.44868in" svg:height="0.40391in">
          <draw:text-box>
            <text:p text:style-name="a391" text:class-names="" text:cond-style-name=""><text:span text:style-name="a390" text:class-names="">Ingredients:</text:span></text:p>
          </draw:text-box>
          <svg:title/>
          <svg:desc/>
        </draw:frame>
        <draw:connector draw:type="line" svg:x1="0.69973in" svg:y1="3.15015in" svg:x2="3.68492in" svg:y2="3.15015in" draw:id="id75" draw:style-name="a393" draw:name="Straight Connector 17">
          <svg:title/>
          <svg:desc/>
        </draw:connector>
        <draw:frame draw:id="id76" draw:style-name="a396" draw:name="TextBox 19" svg:x="0.61243in" svg:y="3.43891in" svg:width="1.90106in" svg:height="0.37025in">
          <draw:text-box>
            <text:p text:style-name="a395" text:class-names="" text:cond-style-name=""><text:span text:style-name="a394" text:class-names="">Ice</text:span></text:p>
          </draw:text-box>
          <svg:title/>
          <svg:desc/>
        </draw:frame>
        <draw:custom-shape svg:x="2.67843in" svg:y="3.50509in" svg:width="0.27209in" svg:height="0.2852in" draw:id="id77" draw:style-name="a399" draw:name="Rectangle: Rounded Corners 20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8" draw:style-name="a402" draw:name="TextBox 21" svg:x="0.61243in" svg:y="3.78781in" svg:width="1.90106in" svg:height="0.37025in">
          <draw:text-box>
            <text:p text:style-name="a401" text:class-names="" text:cond-style-name=""><text:span text:style-name="a400" text:class-names="">Cane sugar</text:span></text:p>
          </draw:text-box>
          <svg:title/>
          <svg:desc/>
        </draw:frame>
        <draw:custom-shape svg:x="2.67843in" svg:y="3.854in" svg:width="0.27209in" svg:height="0.2852in" draw:id="id79" draw:style-name="a405" draw:name="Rectangle: Rounded Corners 22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0" draw:style-name="a408" draw:name="TextBox 23" svg:x="0.61243in" svg:y="4.13671in" svg:width="1.90106in" svg:height="0.37025in">
          <draw:text-box>
            <text:p text:style-name="a407" text:class-names="" text:cond-style-name=""><text:span text:style-name="a406" text:class-names="">Rum</text:span></text:p>
          </draw:text-box>
          <svg:title/>
          <svg:desc/>
        </draw:frame>
        <draw:custom-shape svg:x="2.67843in" svg:y="4.2029in" svg:width="0.27209in" svg:height="0.2852in" draw:id="id81" draw:style-name="a411" draw:name="Rectangle: Rounded Corners 24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2" draw:style-name="a414" draw:name="TextBox 25" svg:x="0.61243in" svg:y="5.19218in" svg:width="1.90106in" svg:height="0.37025in">
          <draw:text-box>
            <text:p text:style-name="a413" text:class-names="" text:cond-style-name=""><text:span text:style-name="a412" text:class-names="">Fizz</text:span></text:p>
          </draw:text-box>
          <svg:title/>
          <svg:desc/>
        </draw:frame>
        <draw:custom-shape svg:x="2.67843in" svg:y="5.25836in" svg:width="0.27209in" svg:height="0.2852in" draw:id="id83" draw:style-name="a417" draw:name="Rectangle: Rounded Corners 26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4" draw:style-name="a420" draw:name="TextBox 27" svg:x="0.61243in" svg:y="4.48273in" svg:width="1.90106in" svg:height="0.37025in">
          <draw:text-box>
            <text:p text:style-name="a419" text:class-names="" text:cond-style-name=""><text:span text:style-name="a418" text:class-names="">Vodka</text:span></text:p>
          </draw:text-box>
          <svg:title/>
          <svg:desc/>
        </draw:frame>
        <draw:custom-shape svg:x="2.67843in" svg:y="4.54892in" svg:width="0.27209in" svg:height="0.2852in" draw:id="id85" draw:style-name="a423" draw:name="Rectangle: Rounded Corners 28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6" draw:style-name="a426" draw:name="TextBox 29" svg:x="0.61243in" svg:y="4.82894in" svg:width="1.90106in" svg:height="0.37025in">
          <draw:text-box>
            <text:p text:style-name="a425" text:class-names="" text:cond-style-name=""><text:span text:style-name="a424" text:class-names="">Limes</text:span></text:p>
          </draw:text-box>
          <svg:title/>
          <svg:desc/>
        </draw:frame>
        <draw:custom-shape svg:x="2.67843in" svg:y="4.89512in" svg:width="0.27209in" svg:height="0.2852in" draw:id="id87" draw:style-name="a429" draw:name="Rectangle: Rounded Corners 30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8" draw:style-name="a434" draw:name="TextBox 31" svg:x="2.69563in" svg:y="6.02383in" svg:width="0.93638in" svg:height="0.70684in">
          <draw:text-box>
            <text:p text:style-name="a431" text:class-names="" text:cond-style-name=""><text:span text:style-name="a430" text:class-names="">recipes</text:span></text:p>
            <text:p text:style-name="a433" text:class-names="" text:cond-style-name=""><text:span text:style-name="a432" text:class-names=""/></text:p>
          </draw:text-box>
          <svg:title/>
          <svg:desc/>
        </draw:frame>
        <draw:custom-shape svg:x="0.63561in" svg:y="6.09205in" svg:width="0.86938in" svg:height="0.2852in" draw:id="id89" draw:style-name="a437" draw:name="Rectangle: Rounded Corners 33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0" draw:style-name="a442" draw:name="TextBox 34" svg:x="0.62963in" svg:y="6.02383in" svg:width="0.93638in" svg:height="0.70684in">
          <draw:text-box>
            <text:p text:style-name="a439" text:class-names="" text:cond-style-name=""><text:span text:style-name="a438" text:class-names="">delete</text:span></text:p>
            <text:p text:style-name="a441" text:class-names="" text:cond-style-name=""><text:span text:style-name="a440" text:class-names=""/></text:p>
          </draw:text-box>
          <svg:title/>
          <svg:desc/>
        </draw:frame>
        <draw:custom-shape svg:x="4.77297in" svg:y="0.36667in" svg:width="3.92381in" svg:height="7.03809in" draw:id="id91" draw:style-name="a445" draw:name="Rectangle: Rounded Corners 35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33809in" svg:y="0.36667in" svg:width="3.92381in" svg:height="7.03809in" draw:id="id92" draw:style-name="a448" draw:name="Rectangle: Rounded Corners 36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77297in" svg:y1="1.30476in" svg:x2="8.69678in" svg:y2="1.30476in" draw:id="id93" draw:style-name="a449" draw:name="Straight Connector 37">
          <svg:title/>
          <svg:desc/>
        </draw:connector>
        <draw:connector draw:type="line" svg:x1="9.19896in" svg:y1="1.30476in" svg:x2="13.12277in" svg:y2="1.30476in" draw:id="id94" draw:style-name="a450" draw:name="Straight Connector 38">
          <svg:title/>
          <svg:desc/>
        </draw:connector>
        <draw:frame draw:id="id95" draw:style-name="a453" draw:name="TextBox 43" svg:x="1.13148in" svg:y="0.54478in" svg:width="2.44868in" svg:height="0.5722in">
          <draw:text-box>
            <text:p text:style-name="a452" text:class-names="" text:cond-style-name=""><text:span text:style-name="a451" text:class-names="">C.CocktaiL.L</text:span></text:p>
          </draw:text-box>
          <svg:title/>
          <svg:desc/>
        </draw:frame>
        <draw:connector draw:type="line" svg:x1="0.64683in" svg:y1="5.85388in" svg:x2="3.63201in" svg:y2="5.85388in" draw:id="id96" draw:style-name="a454" draw:name="Straight Connector 44">
          <svg:title/>
          <svg:desc/>
        </draw:connector>
        <draw:frame draw:id="id97" draw:style-name="a457" draw:name="TextBox 46" svg:x="5.02539in" svg:y="1.61322in" svg:width="2.44868in" svg:height="0.40391in">
          <draw:text-box>
            <text:p text:style-name="a456" text:class-names="" text:cond-style-name=""><text:span text:style-name="a455" text:class-names="">Recieps:</text:span></text:p>
          </draw:text-box>
          <svg:title/>
          <svg:desc/>
        </draw:frame>
        <draw:frame draw:id="id98" draw:style-name="a460" draw:name="TextBox 47" svg:x="7.20688in" svg:y="1.61322in" svg:width="2.44868in" svg:height="0.40391in">
          <draw:text-box>
            <text:p text:style-name="a459" text:class-names="" text:cond-style-name=""><text:span text:style-name="a458" text:class-names="">Match:</text:span></text:p>
          </draw:text-box>
          <svg:title/>
          <svg:desc/>
        </draw:frame>
        <draw:custom-shape svg:x="7.33076in" svg:y="2.08889in" svg:width="0.7285in" svg:height="0.45876in" draw:id="id99" draw:style-name="a463" draw:name="Rectangle: Rounded Corners 50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0" draw:style-name="a466" draw:name="TextBox 52" svg:x="7.42115in" svg:y="2.13759in" svg:width="1.90106in" svg:height="0.37025in">
          <draw:text-box>
            <text:p text:style-name="a465" text:class-names="" text:cond-style-name=""><text:span text:style-name="a464" text:class-names="">75%</text:span></text:p>
          </draw:text-box>
          <svg:title/>
          <svg:desc/>
        </draw:frame>
        <draw:custom-shape svg:x="5.10743in" svg:y="2.69061in" svg:width="2.05224in" svg:height="0.4632in" draw:id="id101" draw:style-name="a469" draw:name="Rectangle: Rounded Corners 53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3076in" svg:y="2.69139in" svg:width="0.7285in" svg:height="0.45876in" draw:id="id102" draw:style-name="a472" draw:name="Rectangle: Rounded Corners 54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3" draw:style-name="a477" draw:name="TextBox 55" svg:x="5.10959in" svg:y="2.74848in" svg:width="1.14014in" svg:height="0.63952in">
          <draw:text-box>
            <text:p text:style-name="a474" text:class-names="" text:cond-style-name=""><text:span text:style-name="a473" text:class-names="">Caipirinha</text:span></text:p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4" draw:style-name="a480" draw:name="TextBox 56" svg:x="7.42115in" svg:y="2.74009in" svg:width="1.90106in" svg:height="0.37025in">
          <draw:text-box>
            <text:p text:style-name="a479" text:class-names="" text:cond-style-name=""><text:span text:style-name="a478" text:class-names="">25%</text:span></text:p>
          </draw:text-box>
          <svg:title/>
          <svg:desc/>
        </draw:frame>
        <draw:custom-shape svg:x="5.10959in" svg:y="3.30704in" svg:width="2.05224in" svg:height="0.4632in" draw:id="id105" draw:style-name="a483" draw:name="Rectangle: Rounded Corners 57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4445in" svg:y="3.30781in" svg:width="0.7285in" svg:height="0.45876in" draw:id="id106" draw:style-name="a486" draw:name="Rectangle: Rounded Corners 58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7" draw:style-name="a491" draw:name="TextBox 59" svg:x="5.12328in" svg:y="3.3649in" svg:width="1.47022in" svg:height="0.63952in">
          <draw:text-box>
            <text:p text:style-name="a488" text:class-names="" text:cond-style-name=""><text:span text:style-name="a487" text:class-names="">Pina Colada</text:span></text:p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8" draw:style-name="a494" draw:name="TextBox 60" svg:x="7.43483in" svg:y="3.35651in" svg:width="1.90106in" svg:height="0.37025in">
          <draw:text-box>
            <text:p text:style-name="a493" text:class-names="" text:cond-style-name=""><text:span text:style-name="a492" text:class-names="">100%</text:span></text:p>
          </draw:text-box>
          <svg:title/>
          <svg:desc/>
        </draw:frame>
        <draw:custom-shape svg:x="5.11674in" svg:y="3.94021in" svg:width="2.05224in" svg:height="0.4632in" draw:id="id109" draw:style-name="a497" draw:name="Rectangle: Rounded Corners 61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516in" svg:y="3.94098in" svg:width="0.7285in" svg:height="0.45876in" draw:id="id110" draw:style-name="a500" draw:name="Rectangle: Rounded Corners 62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1" draw:style-name="a505" draw:name="TextBox 63" svg:x="5.13043in" svg:y="3.99807in" svg:width="1.80684in" svg:height="0.63952in">
          <draw:text-box>
            <text:p text:style-name="a502" text:class-names="" text:cond-style-name=""><text:span text:style-name="a501" text:class-names="">Tequila Sunrise</text:span></text:p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12" draw:style-name="a508" draw:name="TextBox 64" svg:x="7.44198in" svg:y="3.98968in" svg:width="1.90106in" svg:height="0.37025in">
          <draw:text-box>
            <text:p text:style-name="a507" text:class-names="" text:cond-style-name=""><text:span text:style-name="a506" text:class-names="">100%</text:span></text:p>
          </draw:text-box>
          <svg:title/>
          <svg:desc/>
        </draw:frame>
        <draw:custom-shape svg:x="5.11674in" svg:y="4.54835in" svg:width="2.05224in" svg:height="0.4632in" draw:id="id113" draw:style-name="a511" draw:name="Rectangle: Rounded Corners 65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516in" svg:y="4.54912in" svg:width="0.7285in" svg:height="0.45876in" draw:id="id114" draw:style-name="a514" draw:name="Rectangle: Rounded Corners 66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5" draw:style-name="a519" draw:name="TextBox 67" svg:x="5.13043in" svg:y="4.60622in" svg:width="1.14014in" svg:height="0.63952in">
          <draw:text-box>
            <text:p text:style-name="a516" text:class-names="" text:cond-style-name=""><text:span text:style-name="a515" text:class-names="">Ipanema</text:span></text:p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16" draw:style-name="a522" draw:name="TextBox 68" svg:x="7.44198in" svg:y="4.59783in" svg:width="1.90106in" svg:height="0.37025in">
          <draw:text-box>
            <text:p text:style-name="a521" text:class-names="" text:cond-style-name=""><text:span text:style-name="a520" text:class-names="">50%</text:span></text:p>
          </draw:text-box>
          <svg:title/>
          <svg:desc/>
        </draw:frame>
        <draw:custom-shape svg:x="5.11224in" svg:y="5.1565in" svg:width="2.05224in" svg:height="0.4632in" draw:id="id117" draw:style-name="a525" draw:name="Rectangle: Rounded Corners 69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4709in" svg:y="5.15727in" svg:width="0.7285in" svg:height="0.45876in" draw:id="id118" draw:style-name="a528" draw:name="Rectangle: Rounded Corners 70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9" draw:style-name="a533" draw:name="TextBox 71" svg:x="5.12592in" svg:y="5.21436in" svg:width="1.59998in" svg:height="0.63952in">
          <draw:text-box>
            <text:p text:style-name="a530" text:class-names="" text:cond-style-name=""><text:span text:style-name="a529" text:class-names="">Cosmopolitan</text:span></text:p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20" draw:style-name="a536" draw:name="TextBox 72" svg:x="7.43747in" svg:y="5.20597in" svg:width="1.90106in" svg:height="0.37025in">
          <draw:text-box>
            <text:p text:style-name="a535" text:class-names="" text:cond-style-name=""><text:span text:style-name="a534" text:class-names="">25%</text:span></text:p>
          </draw:text-box>
          <svg:title/>
          <svg:desc/>
        </draw:frame>
        <draw:frame draw:id="id121" draw:style-name="a539" draw:name="TextBox 74" svg:x="9.38836in" svg:y="1.6491in" svg:width="2.44868in" svg:height="0.40391in">
          <draw:text-box>
            <text:p text:style-name="a538" text:class-names="" text:cond-style-name=""><text:span text:style-name="a537" text:class-names="">preperation:</text:span></text:p>
          </draw:text-box>
          <svg:title/>
          <svg:desc/>
        </draw:frame>
        <draw:frame draw:id="id122" draw:style-name="a542" draw:name="TextBox 75" svg:x="10.57297in" svg:y="0.52283in" svg:width="2.44868in" svg:height="0.5722in">
          <draw:text-box>
            <text:p text:style-name="a541" text:class-names="" text:cond-style-name=""><text:span text:style-name="a540" text:class-names="">Mojito</text:span></text:p>
          </draw:text-box>
          <svg:title/>
          <svg:desc/>
        </draw:frame>
        <draw:connector draw:type="line" svg:x1="5.63855in" svg:y1="0.83088in" svg:x2="5.12592in" svg:y2="0.83088in" draw:id="id123" draw:style-name="a544" draw:name="Straight Arrow Connector 77">
          <svg:title/>
          <svg:desc/>
        </draw:connector>
        <draw:connector draw:type="line" svg:x1="10.04966in" svg:y1="0.80893in" svg:x2="9.53704in" svg:y2="0.80893in" draw:id="id124" draw:style-name="a546" draw:name="Straight Arrow Connector 83">
          <svg:title/>
          <svg:desc/>
        </draw:connector>
        <draw:frame draw:id="id125" draw:style-name="a569" draw:name="TextBox 84" svg:x="9.47778in" svg:y="2.10974in" svg:width="3.645in" svg:height="1.3127in">
          <draw:text-box>
            <text:p text:style-name="a550" text:class-names="" text:cond-style-name=""><text:span text:style-name="a547" text:class-names="">-<text:s text:c="1"/></text:span><text:span text:style-name="a548" text:class-names="">5 cl rum</text:span><text:span text:style-name="a549" text:class-names=""><text:s text:c="1"/>(e.g. Bacardi or Havana)</text:span></text:p>
            <text:p text:style-name="a553" text:class-names="" text:cond-style-name=""><text:span text:style-name="a551" text:class-names="">-<text:s text:c="1"/></text:span><text:span text:style-name="a552" text:class-names="">6 cl soda to fill up</text:span></text:p>
            <text:p text:style-name="a556" text:class-names="" text:cond-style-name=""><text:span text:style-name="a554" text:class-names="">-<text:s text:c="1"/></text:span><text:span text:style-name="a555" text:class-names="">1 St lime</text:span></text:p>
            <text:p text:style-name="a559" text:class-names="" text:cond-style-name=""><text:span text:style-name="a557" text:class-names="">-<text:s text:c="1"/></text:span><text:span text:style-name="a558" text:class-names="">4 tbsp crushed ice</text:span></text:p>
            <text:p text:style-name="a563" text:class-names="" text:cond-style-name=""><text:span text:style-name="a560" text:class-names="">-<text:s text:c="1"/></text:span><text:span text:style-name="a561" text:class-names="">2 tsp brown sugar<text:s text:c="1"/></text:span><text:span text:style-name="a562" text:class-names="">(cane sugar)</text:span></text:p>
            <text:p text:style-name="a568" text:class-names="" text:cond-style-name=""><text:span text:style-name="a564" text:class-names="">-<text:s text:c="1"/></text:span><text:span text:style-name="a565" text:class-names="">8 leaves of mint<text:s text:c="1"/></text:span><text:span text:style-name="a566" text:class-names="">(fresh)</text:span><text:span text:style-name="a567" text:class-names=""/></text:p>
          </draw:text-box>
          <svg:title/>
          <svg:desc/>
        </draw:frame>
        <draw:frame draw:id="id126" draw:style-name="a585" draw:name="TextBox 87" svg:x="9.89123in" svg:y="3.6495in" svg:width="3.12593in" svg:height="3.13027in">
          <draw:text-box>
            <text:p text:style-name="a571" text:class-names="" text:cond-style-name=""><text:span text:style-name="a570" text:class-names="">Wash the untreated limes and cut off the ends of the limes. Now cut the limes into eighths and put them together with the brown sugar and mint in a tall glass.</text:span></text:p>
            <text:p text:style-name="a573" text:class-names="" text:cond-style-name=""><text:span text:style-name="a572" text:class-names=""/></text:p>
            <text:p text:style-name="a575" text:class-names="" text:cond-style-name=""><text:span text:style-name="a574" text:class-names="">Crush the lime pieces and the mint leaves a little with a mortar - but do not crush too much, so do not completely crush them.</text:span></text:p>
            <text:p text:style-name="a577" text:class-names="" text:cond-style-name=""><text:span text:style-name="a576" text:class-names=""/></text:p>
            <text:p text:style-name="a579" text:class-names="" text:cond-style-name=""><text:span text:style-name="a578" text:class-names="">Finally, fill the glass with the crushed ice, add the white rum and fill the glass with the soda.</text:span></text:p>
            <text:p text:style-name="a581" text:class-names="" text:cond-style-name=""><text:span text:style-name="a580" text:class-names=""/></text:p>
            <text:p text:style-name="a584" text:class-names="" text:cond-style-name=""><text:span text:style-name="a582" text:class-names="">The mojito can be garnished with a few slices of lime and mint leaves.</text:span><text:span text:style-name="a583" text:class-names=""/></text:p>
          </draw:text-box>
          <svg:title/>
          <svg:desc/>
        </draw:frame>
        <draw:custom-shape svg:x="9.47506in" svg:y="3.74414in" svg:width="0.33015in" svg:height="0.33342in" draw:id="id127" draw:style-name="a588" draw:name="Rectangle: Rounded Corners 8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8" draw:style-name="a591" draw:name="TextBox 93" svg:x="9.47936in" svg:y="3.72676in" svg:width="0.52721in" svg:height="0.37025in">
          <draw:text-box>
            <text:p text:style-name="a590" text:class-names="" text:cond-style-name=""><text:span text:style-name="a589" text:class-names="">1.</text:span></text:p>
          </draw:text-box>
          <svg:title/>
          <svg:desc/>
        </draw:frame>
        <draw:custom-shape svg:x="9.47411in" svg:y="4.76168in" svg:width="0.33015in" svg:height="0.33342in" draw:id="id129" draw:style-name="a594" draw:name="Rectangle: Rounded Corners 94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47411in" svg:y="5.54406in" svg:width="0.33015in" svg:height="0.33342in" draw:id="id130" draw:style-name="a597" draw:name="Rectangle: Rounded Corners 95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49048in" svg:y="6.29643in" svg:width="0.33015in" svg:height="0.33342in" draw:id="id131" draw:style-name="a600" draw:name="Rectangle: Rounded Corners 96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2" draw:style-name="a603" draw:name="TextBox 97" svg:x="9.47995in" svg:y="4.75087in" svg:width="0.52721in" svg:height="0.37025in">
          <draw:text-box>
            <text:p text:style-name="a602" text:class-names="" text:cond-style-name=""><text:span text:style-name="a601" text:class-names="">2.</text:span></text:p>
          </draw:text-box>
          <svg:title/>
          <svg:desc/>
        </draw:frame>
        <draw:frame draw:id="id133" draw:style-name="a606" draw:name="TextBox 98" svg:x="9.47936in" svg:y="5.51738in" svg:width="0.52721in" svg:height="0.37025in">
          <draw:text-box>
            <text:p text:style-name="a605" text:class-names="" text:cond-style-name=""><text:span text:style-name="a604" text:class-names="">3.</text:span></text:p>
          </draw:text-box>
          <svg:title/>
          <svg:desc/>
        </draw:frame>
        <draw:frame draw:id="id134" draw:style-name="a609" draw:name="TextBox 99" svg:x="9.47936in" svg:y="6.26583in" svg:width="0.52721in" svg:height="0.37025in">
          <draw:text-box>
            <text:p text:style-name="a608" text:class-names="" text:cond-style-name=""><text:span text:style-name="a607" text:class-names="">4.</text:span></text:p>
          </draw:text-box>
          <svg:title/>
          <svg:desc/>
        </draw:frame>
        <draw:frame draw:id="id135" draw:style-name="a612" draw:name="TextBox 100" svg:x="5.85839in" svg:y="0.5197in" svg:width="2.44868in" svg:height="0.5722in">
          <draw:text-box>
            <text:p text:style-name="a611" text:class-names="" text:cond-style-name=""><text:span text:style-name="a610" text:class-names="">Matching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45" svg:viewBox="0 0 20 30" svg:d="m10 0-10 30h20z"/>
    <draw:marker draw:name="a54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4.01.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4.01.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4.01.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4.01.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4.01.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4.01.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4.01.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4.01.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4.01.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4.01.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4.01.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4.01.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ueller, Tom Carsten (DualStudy)</meta:initial-creator>
    <dc:creator>Mueller, Tom Carsten (DualStudy)</dc:creator>
    <meta:creation-date>2020-01-24T13:08:30Z</meta:creation-date>
    <dc:date>2020-01-25T10:01:24Z</dc:date>
    <meta:editing-cycles>7</meta:editing-cycles>
    <meta:editing-duration>PT0S</meta:editing-duration>
    <meta:document-statistic meta:paragraph-count="46" meta:word-count="201"/>
  </office:meta>
</office:document-meta>
</file>